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602CF18F46DF8C3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.001cm" svg:y="0.001cm">
          <draw:image xlink:href="Pictures/1000000000000500000002D0602CF18F46DF8C33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aparece para </text:span><text:span text:style-name="T1"><text:line-break/></text:span><text:span text:style-name="T1">os discípulos</text:span></text:p>
            <text:p text:style-name="P3"><text:span text:style-name="T2">(João 20.19-31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2:12:40.834000000</dc:date>
    <meta:editing-duration>PT2H27M13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